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4f7" officeooo:paragraph-rsid="001b24f7"/>
    </style:style>
    <style:style style:name="P2" style:family="paragraph" style:parent-style-name="Standard">
      <style:text-properties officeooo:rsid="001b24f7" officeooo:paragraph-rsid="00243fbf"/>
    </style:style>
    <style:style style:name="P3" style:family="paragraph" style:parent-style-name="Standard">
      <style:text-properties fo:language="ru" fo:country="RU" officeooo:rsid="001b24f7" officeooo:paragraph-rsid="001b24f7"/>
    </style:style>
    <style:style style:name="P4" style:family="paragraph" style:parent-style-name="Standard">
      <style:text-properties fo:language="ru" fo:country="RU" officeooo:rsid="001cd1a2" officeooo:paragraph-rsid="001cd1a2"/>
    </style:style>
    <style:style style:name="P5" style:family="paragraph" style:parent-style-name="Standard">
      <style:text-properties fo:language="ru" fo:country="RU" officeooo:rsid="001dd092" officeooo:paragraph-rsid="001dd092"/>
    </style:style>
    <style:style style:name="P6" style:family="paragraph" style:parent-style-name="Standard">
      <style:text-properties fo:language="ru" fo:country="RU" officeooo:rsid="001f3360" officeooo:paragraph-rsid="001f3360"/>
    </style:style>
    <style:style style:name="P7" style:family="paragraph" style:parent-style-name="Standard">
      <style:text-properties fo:language="ru" fo:country="RU" officeooo:rsid="001f3360" officeooo:paragraph-rsid="00243fbf"/>
    </style:style>
    <style:style style:name="P8" style:family="paragraph" style:parent-style-name="Standard">
      <style:text-properties fo:language="ru" fo:country="RU" officeooo:rsid="0021567e" officeooo:paragraph-rsid="00243fbf"/>
    </style:style>
    <style:style style:name="P9" style:family="paragraph" style:parent-style-name="Standard">
      <style:text-properties fo:language="ru" fo:country="RU" officeooo:rsid="00243fbf" officeooo:paragraph-rsid="00243fbf"/>
    </style:style>
    <style:style style:name="P10" style:family="paragraph" style:parent-style-name="Standard">
      <style:text-properties fo:language="ru" fo:country="RU" fo:font-weight="bold" officeooo:rsid="00243fbf" officeooo:paragraph-rsid="00243fbf" style:font-weight-asian="bold" style:font-weight-complex="bold"/>
    </style:style>
    <style:style style:name="P11" style:family="paragraph" style:parent-style-name="Standard">
      <style:text-properties fo:language="en" fo:country="US" officeooo:rsid="001cd1a2" officeooo:paragraph-rsid="001cd1a2"/>
    </style:style>
    <style:style style:name="P12" style:family="paragraph" style:parent-style-name="Standard">
      <style:text-properties officeooo:rsid="00243fbf" officeooo:paragraph-rsid="00243fbf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43fbf" officeooo:paragraph-rsid="00243fb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b24f7" officeooo:paragraph-rsid="00243fb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f3360" officeooo:paragraph-rsid="00243fb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21567e" officeooo:paragraph-rsid="00243fbf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d1a2"/>
    </style:style>
    <style:style style:name="T3" style:family="text">
      <style:text-properties fo:language="en" fo:country="US" officeooo:rsid="001b24f7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1b24f7"/>
    </style:style>
    <style:style style:name="T9" style:family="text">
      <style:text-properties officeooo:rsid="001cd1a2"/>
    </style:style>
    <style:style style:name="T10" style:family="text">
      <style:text-properties officeooo:rsid="001dd092"/>
    </style:style>
    <style:style style:name="T11" style:family="text">
      <style:text-properties officeooo:rsid="001fdbe9"/>
    </style:style>
    <style:style style:name="T12" style:family="text">
      <style:text-properties officeooo:rsid="00243fb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3fbf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остановка задач</text:p>
      <text:p text:style-name="P13"/>
      <text:p text:style-name="P2"><text:span text:style-name="T13">Дано:</text:span> натуральное число <text:span text:style-name="T1">N</text:span><text:span text:style-name="T6">.</text:span></text:p>
      <text:p text:style-name="P14"><text:span text:style-name="T7">Проверить:</text:span><text:span text:style-name="T6"> есть ли в этом числе цифра равная заданной цифре </text:span><text:span text:style-name="T1">Z.</text:span></text:p>
      <text:p text:style-name="P14"><text:span text:style-name="T1"/></text:p>
      <text:p text:style-name="P7"><text:span text:style-name="T13">Дано:</text:span> целые числа последовательности вводятся с клавиатуры. Признаком окончания ввода является 0.</text:p>
      <text:p text:style-name="P15"><text:span text:style-name="T4">Определить:</text:span><text:span text:style-name="T1"> упорядочена ли последовательность </text:span>по<text:span text:style-name="T1"> возрастанию.</text:span></text:p>
      <text:p text:style-name="P15"><text:span text:style-name="T1"/></text:p>
      <text:p text:style-name="P8"><text:span text:style-name="T13">Дано:</text:span> последовательность целых чисел в которой <text:span text:style-name="T1">N </text:span>элементов.</text:p>
      <text:p text:style-name="P16"><text:span text:style-name="T4">Определить:</text:span><text:span text:style-name="T1"> </text:span>как<text:span text:style-name="T12">о</text:span>е<text:span text:style-name="T1"> </text:span>чи<text:span text:style-name="T12">с</text:span>л<text:span text:style-name="T12">о</text:span><text:span text:style-name="T1"> </text:span>встретит<text:span text:style-name="T12">с</text:span>я <text:span text:style-name="T12">в</text:span> п<text:span text:style-name="T12">о</text:span>следовательности<text:span text:style-name="T1"> </text:span>пе<text:span text:style-name="T12">р</text:span>вым<text:span text:style-name="T1"> — </text:span>п<text:span text:style-name="T12">о</text:span>ложительное<text:span text:style-name="T1"> </text:span><text:span text:style-name="T12">и</text:span><text:span text:style-name="T1">ли </text:span>отрицательн<text:span text:style-name="T12">ое</text:span><text:span text:style-name="T1">. </text:span>Учес<text:span text:style-name="T12">ть</text:span><text:span text:style-name="T1">, </text:span>ч<text:span text:style-name="T12">то</text:span><text:span text:style-name="T1"> </text:span>в<text:span text:style-name="T12">се</text:span><text:span text:style-name="T1"> </text:span>элем<text:span text:style-name="T12">е</text:span>нт<text:span text:style-name="T12">ы</text:span><text:span text:style-name="T1"> </text:span>последовательн<text:span text:style-name="T12">о</text:span>ст<text:span text:style-name="T12">и</text:span><text:span text:style-name="T1"> </text:span>м<text:span text:style-name="T12">о</text:span>гу<text:span text:style-name="T12">т</text:span><text:span text:style-name="T1"> </text:span>б<text:span text:style-name="T12">ы</text:span>т<text:span text:style-name="T12">ь</text:span><text:span text:style-name="T1"> </text:span>н<text:span text:style-name="T12">ул</text:span>евым<text:span text:style-name="T12">и</text:span><text:span text:style-name="T1">.</text:span></text:p>
      <text:p text:style-name="P14"><text:span text:style-name="T1"/></text:p>
      <text:p text:style-name="P14"><text:span text:style-name="T1"/></text:p>
      <text:p text:style-name="P13"/>
      <text:p text:style-name="P13">Анализ задач</text:p>
      <text:p text:style-name="P1"/>
      <text:p text:style-name="P12"><text:span text:style-name="T7">Первое задание:</text:span><text:span text:style-name="T8"><text:line-break/>1. Предварительно необходимо запросить у пользователя беззнаковые целые числа </text:span><text:span text:style-name="T3">N </text:span><text:span text:style-name="T8">и </text:span><text:span text:style-name="T3">Z. </text:span><text:span text:style-name="T8">При необходимости произвести проверку введённых данных.</text:span></text:p>
      <text:p text:style-name="P3"/>
      <text:p text:style-name="P4">2. Возьмём в работу поисковый циклический процесс. Причины окончания: а) нахождение искомой цифры<text:span text:style-name="T1"> Z </text:span>в числе <text:span text:style-name="T1">N</text:span>; б) после перебора всех цифр числа <text:span text:style-name="T1">N </text:span>искомая цифра <text:span text:style-name="T1">Z </text:span>не найдена.</text:p>
      <text:p text:style-name="P4"/>
      <text:p text:style-name="P4"><text:span text:style-name="T1">3. </text:span>Для проверки условия а) пункта №2 возьмём флаг по умолчанию <text:span text:style-name="T1">bool F = true </text:span>(пока цифра<text:span text:style-name="T1"> Z </text:span>не найдена в числе <text:span text:style-name="T1">N), </text:span>для проверки условия б) возьмём выражение <text:span text:style-name="T1">N !</text:span>=<text:span text:style-name="T1"> </text:span>0 (мы гарантируем, что <text:span text:style-name="T1">N </text:span>обязательно станет равно 0 в процессе перебора).</text:p>
      <text:p text:style-name="P4"/>
      <text:p text:style-name="P4">4. Итоговое условие продолжения циклического процесса: <text:span text:style-name="T1">while(N != 0 &amp;&amp; F)</text:span></text:p>
      <text:p text:style-name="P3"/>
      <text:p text:style-name="P3"><text:span text:style-name="T2">5</text:span><text:span text:style-name="T9">.</text:span> Для поиска очередной самой правой цифры числа <text:span text:style-name="T1">N</text:span> достаточно на каждой итерации циклического процесса находить остаток от деления на 10.</text:p>
      <text:p text:style-name="P3"/>
      <text:p text:style-name="P11">6. <text:span text:style-name="T6">Если найденная на текущей итерации цифра числа </text:span>N <text:span text:style-name="T6">соответственно равна искомой цифре </text:span>Z, <text:span text:style-name="T6">то необходимо изменить флаг </text:span>F <text:span text:style-name="T6">на </text:span>false. <text:span text:style-name="T6">Иначе ничего не менять.</text:span></text:p>
      <text:p text:style-name="P4"/>
      <text:p text:style-name="P3"><text:span text:style-name="T9">7</text:span>. Для перехода к следующей самой правой цифре числа<text:span text:style-name="T1"> N</text:span> на следующей итерации циклического процесса в рамках текущего тела цикла <text:span text:style-name="T10">требуется </text:span>разделить число<text:span text:style-name="T1"> N</text:span> на 10.</text:p>
      <text:p text:style-name="P3"/>
      <text:p text:style-name="P5">8. Повторять до тех пор, пока в числе <text:span text:style-name="T1">N </text:span>не будет найдена цифра <text:span text:style-name="T1">Z </text:span>или пока не закончатся разряды числа<text:span text:style-name="T1"> N</text:span> для перебора.</text:p>
      <text:p text:style-name="P5"/>
      <text:p text:style-name="P6"><text:span text:style-name="T14">Второе задание:</text:span></text:p>
      <text:p text:style-name="P6">1. Завести поисковый циклический процесс. Производить итерации до появления в потоке ввода 0.</text:p>
      <text:p text:style-name="P6"/>
      <text:p text:style-name="P6">2. <text:span text:style-name="T11">Проверить рядом стоящие элементы по возрастанию.</text:span></text:p>
      <text:p text:style-name="P6"/>
      <text:p text:style-name="P10">Третье задание:</text:p>
      <text:p text:style-name="P9"><text:span text:style-name="T15">1. Завести поисковый циклический процесс с количеством итераций </text:span><text:span text:style-name="T5">N</text:span><text:span text:style-name="T15">. Производить итерации до конца последовательности или до появления в потоке числа, отличного от нул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7:18:23.946000000</dc:date>
    <meta:editing-duration>PT6S</meta:editing-duration>
    <meta:editing-cycles>1</meta:editing-cycles>
    <meta:document-statistic meta:table-count="0" meta:image-count="0" meta:object-count="0" meta:page-count="1" meta:paragraph-count="21" meta:word-count="308" meta:character-count="2042" meta:non-whitespace-character-count="1754"/>
    <meta:generator>LibreOffice/7.1.5.2$Windows_X86_64 LibreOffice_project/85f04e9f809797b8199d13c421bd8a2b025d52b5</meta:generator>
  </office:meta>
</office:document-meta>
</file>